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5d263" officeooo:paragraph-rsid="0015d26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officeooo:paragraph-rsid="0007f683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fo:color="#000000" style:font-name="Garamond" fo:font-size="15pt" fo:font-weight="bold" officeooo:paragraph-rsid="0007f683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/>
      <style:text-properties officeooo:paragraph-rsid="000b86ee"/>
    </style:style>
    <style:style style:name="P5" style:family="paragraph" style:parent-style-name="Standard">
      <style:paragraph-properties fo:line-height="150%"/>
      <style:text-properties officeooo:paragraph-rsid="001c5a2d"/>
    </style:style>
    <style:style style:name="P6" style:family="paragraph" style:parent-style-name="Standard">
      <style:paragraph-properties fo:line-height="150%"/>
      <style:text-properties officeooo:paragraph-rsid="001cf87a"/>
    </style:style>
    <style:style style:name="P7" style:family="paragraph" style:parent-style-name="Standard">
      <style:paragraph-properties fo:line-height="150%"/>
      <style:text-properties officeooo:paragraph-rsid="001ecb45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fo:font-weight="normal" officeooo:rsid="001c5a2d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1ca685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1c5a2d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1cf87a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1ecb45" style:font-size-asian="14pt" style:font-weight-asian="normal" style:font-size-complex="14pt" style:font-weight-complex="normal"/>
    </style:style>
    <style:style style:name="T7" style:family="text">
      <style:text-properties officeooo:rsid="0023b8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<text:tab/>Маш хачин үг</text:span>.</text:p>
      <text:p text:style-name="P3"/>
      <text:p text:style-name="P4"><text:span text:style-name="T1"><text:tab/></text:span><text:span text:style-name="T2">Монгол хэлт д</text:span><text:span text:style-name="T3">олоо хоногийн өдрүүд</text:span><text:span text:style-name="T4">эн нэр сонирхолтой үг.</text:span></text:p>
      <text:p text:style-name="P5"><text:span text:style-name="T4"><text:tab/>Монгол хэлт </text:span><text:span text:style-name="T3">ө</text:span><text:span text:style-name="T4">дрийг нэрлэх гариг, тоо хоёр арга.</text:span></text:p>
      <text:p text:style-name="P6"><text:span text:style-name="T4"><text:tab/></text:span><text:span text:style-name="T5">Энгийн арга долоо хоногийн байрлалтай </text:span><text:span text:style-name="T3">ө</text:span><text:span text:style-name="T4">дрийг </text:span><text:span text:style-name="T5">нэрлэх: нэгд</text:span><text:span text:style-name="T3">ү</text:span><text:span text:style-name="T5">гээр </text:span><text:span text:style-name="T3">ө</text:span><text:span text:style-name="T4">д</text:span><text:span text:style-name="T3">ө</text:span><text:span text:style-name="T5">р, хоёрдугаар </text:span><text:span text:style-name="T3">ө</text:span><text:span text:style-name="T5">д</text:span><text:span text:style-name="T3">ө</text:span><text:span text:style-name="T5">р гэх мэт.</text:span></text:p>
      <text:p text:style-name="P6"><text:span text:style-name="T5"><text:tab/>Хоёрдугаар арга гариг нэртэй </text:span><text:span text:style-name="T3">ө</text:span><text:span text:style-name="T4">дрийг </text:span><text:span text:style-name="T5">нэрлэх. Тэд даваа, мягмар, лхагва, пүрэв, баасан, бямба, ням.</text:span></text:p>
      <text:p text:style-name="P7"><text:span text:style-name="T5"><text:tab/></text:span><text:span text:style-name="T6">Энэ </text:span><text:span text:style-name="T3">ү</text:span><text:span text:style-name="T6">г монгол хэл энэтхэг хэлээс зээлдэсэн.</text:span></text:p>
      <text:p text:style-name="P7"><text:span text:style-name="T5"><text:tab/></text:span><text:span text:style-name="T6">Энэ систем, монгол хэл хоёрдугаар үг зээлдэсэн учраас, ойлгомжтой. Харин би хоёр долоо хоногийн өдрүүд систем </text:span><text:span text:style-name="T3">ү</text:span><text:span text:style-name="T6">зэсэнг</text:span><text:span text:style-name="T3">ү</text:span><text:span text:style-name="T6">й учраас, сонирхолтой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3:50:25.214781802</meta:creation-date>
    <dc:date>2019-03-28T00:51:28.155617837</dc:date>
    <meta:editing-duration>PT1H14M21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1" meta:paragraph-count="8" meta:word-count="72" meta:character-count="496" meta:non-whitespace-character-count="423"/>
  </office:meta>
</office:document-meta>
</file>